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181in"/>
    </style:style>
    <style:style style:name="Table1.B" style:family="table-column">
      <style:table-column-properties style:column-width="0.6986in"/>
    </style:style>
    <style:style style:name="Table1.C" style:family="table-column">
      <style:table-column-properties style:column-width="0.6278in"/>
    </style:style>
    <style:style style:name="Table1.D" style:family="table-column">
      <style:table-column-properties style:column-width="0.9479in"/>
    </style:style>
    <style:style style:name="Table1.E" style:family="table-column">
      <style:table-column-properties style:column-width="0.4611in"/>
    </style:style>
    <style:style style:name="Table1.F" style:family="table-column">
      <style:table-column-properties style:column-width="0.8424in"/>
    </style:style>
    <style:style style:name="Table1.H" style:family="table-column">
      <style:table-column-properties style:column-width="0.8313in"/>
    </style:style>
    <style:style style:name="Table1.I" style:family="table-column">
      <style:table-column-properties style:column-width="0.95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2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6">
      <style:text-properties fo:font-size="6pt" style:font-size-asian="5.25pt" style:font-size-complex="6pt"/>
    </style:style>
    <style:style style:name="P16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7">
      <style:text-properties fo:font-size="6pt" style:font-size-asian="5.25pt" style:font-size-complex="6pt"/>
    </style:style>
    <style:style style:name="P18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8">
      <style:text-properties fo:font-size="6pt" style:font-size-asian="5.25pt" style:font-size-complex="6pt"/>
    </style:style>
    <style:style style:name="P20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9">
      <style:text-properties fo:font-size="6pt" style:font-size-asian="5.25pt" style:font-size-complex="6pt"/>
    </style:style>
    <style:style style:name="P22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0">
      <style:text-properties fo:font-size="6pt" style:font-size-asian="5.25pt" style:font-size-complex="6pt"/>
    </style:style>
    <style:style style:name="P24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1">
      <style:text-properties fo:font-size="6pt" style:font-size-asian="5.25pt" style:font-size-complex="6pt"/>
    </style:style>
    <style:style style:name="P26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2">
      <style:text-properties fo:font-size="6pt" style:font-size-asian="5.25pt" style:font-size-complex="6pt"/>
    </style:style>
    <style:style style:name="P28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3">
      <style:text-properties fo:font-size="6pt" style:font-size-asian="5.25pt" style:font-size-complex="6pt"/>
    </style:style>
    <style:style style:name="P30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4">
      <style:text-properties fo:font-size="6pt" style:font-size-asian="5.25pt" style:font-size-complex="6pt"/>
    </style:style>
    <style:style style:name="P32" style:family="paragraph" style:parent-style-name="Text_20_body" style:list-style-name="L15">
      <style:text-properties fo:font-size="6pt" style:font-size-asian="5.25pt" style:font-size-complex="6pt"/>
    </style:style>
    <style:style style:name="P33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6">
      <style:text-properties fo:font-size="6pt" style:font-size-asian="5.25pt" style:font-size-complex="6pt"/>
    </style:style>
    <style:style style:name="P35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7">
      <style:text-properties fo:font-size="6pt" style:font-size-asian="5.25pt" style:font-size-complex="6pt"/>
    </style:style>
    <style:style style:name="P37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8">
      <style:text-properties fo:font-size="6pt" style:font-size-asian="5.25pt" style:font-size-complex="6pt"/>
    </style:style>
    <style:style style:name="P39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9">
      <style:text-properties fo:font-size="6pt" style:font-size-asian="5.25pt" style:font-size-complex="6pt"/>
    </style:style>
    <style:style style:name="P41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20">
      <style:text-properties fo:font-size="6pt" style:font-size-asian="5.25pt" style:font-size-complex="6pt"/>
    </style:style>
    <style:style style:name="P43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4" style:family="paragraph" style:parent-style-name="Text_20_body" style:list-style-name="L21">
      <style:text-properties fo:font-size="6pt" style:font-size-asian="5.25pt" style:font-size-complex="6pt"/>
    </style:style>
    <style:style style:name="P45" style:family="paragraph" style:parent-style-name="Heading_20_3">
      <style:text-properties fo:font-size="6pt" style:font-size-asian="5.25pt" style:font-size-complex="6pt"/>
    </style:style>
    <style:style style:name="P46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2">
      <style:text-properties fo:font-size="6pt" style:font-size-asian="5.25pt" style:font-size-complex="6pt"/>
    </style:style>
    <style:style style:name="P48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3">
      <style:text-properties fo:font-size="6pt" style:font-size-asian="5.25pt" style:font-size-complex="6pt"/>
    </style:style>
    <style:style style:name="P50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4">
      <style:text-properties fo:font-size="6pt" style:font-size-asian="5.25pt" style:font-size-complex="6pt"/>
    </style:style>
    <style:style style:name="P52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5">
      <style:text-properties fo:font-size="6pt" style:font-size-asian="5.25pt" style:font-size-complex="6pt"/>
    </style:style>
    <style:style style:name="P54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6">
      <style:text-properties fo:font-size="6pt" style:font-size-asian="5.25pt" style:font-size-complex="6pt"/>
    </style:style>
    <style:style style:name="P56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7">
      <style:text-properties fo:font-size="6pt" style:font-size-asian="5.25pt" style:font-size-complex="6pt"/>
    </style:style>
    <style:style style:name="P58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8">
      <style:text-properties fo:font-size="6pt" style:font-size-asian="5.25pt" style:font-size-complex="6pt"/>
    </style:style>
    <style:style style:name="P60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9">
      <style:text-properties fo:font-size="6pt" style:font-size-asian="5.25pt" style:font-size-complex="6pt"/>
    </style:style>
    <style:style style:name="P62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30">
      <style:text-properties fo:font-size="6pt" style:font-size-asian="5.25pt" style:font-size-complex="6pt"/>
    </style:style>
    <style:style style:name="P64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1">
      <style:text-properties fo:font-size="6pt" style:font-size-asian="5.25pt" style:font-size-complex="6pt"/>
    </style:style>
    <style:style style:name="P66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2">
      <style:text-properties fo:font-size="6pt" style:font-size-asian="5.25pt" style:font-size-complex="6pt"/>
    </style:style>
    <style:style style:name="P68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3">
      <style:text-properties fo:font-size="6pt" style:font-size-asian="5.25pt" style:font-size-complex="6pt"/>
    </style:style>
    <style:style style:name="P70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4">
      <style:text-properties fo:font-size="6pt" style:font-size-asian="5.25pt" style:font-size-complex="6pt"/>
    </style:style>
    <style:style style:name="P72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C Outreach Email Templates</text:h>
      <text:p text:style-name="P2"><text:span text:style-name="Strong_20_Emphasis">Prepared for:</text:span> Meir Niv<text:line-break/><text:span text:style-name="Strong_20_Emphasis">Purpose:</text:span> Seed round fundraising ($8M)<text:line-break/><text:span text:style-name="Strong_20_Emphasis">Date:</text:span> November 18, 2025</text:p>
      <text:p text:style-name="P3"/>
      <text:h text:style-name="P4" text:outline-level="2">Template 1: Warm Introduction Request (to connector)</text:h>
      <text:p text:style-name="P2"><text:span text:style-name="Strong_20_Emphasis">Subject:</text:span> Quick intro request - RoboChef seed round</text:p>
      <text:p text:style-name="P2"><text:span text:style-name="Strong_20_Emphasis">To:</text:span> [Mutual connection who knows the VC]</text:p>
      <text:p text:style-name="P3"/>
      <text:p text:style-name="P2">Hi [Name],</text:p>
      <text:p text:style-name="P2">Hope you're doing well! I'm reaching out because I'm raising a seed round for my robotics company, and I think [VC Name/Firm] would be a great fit.</text:p>
      <text:p text:style-name="P2"><text:span text:style-name="Strong_20_Emphasis">Quick context:</text:span></text:p>
      <text:list text:style-name="L1">
        <text:list-item>
          <text:p text:style-name="P5">I've built a live trading system (200 trades, 403% returns - verifiable at meirniv.pythonanywhere.com) </text:p>
        </text:list-item>
        <text:list-item>
          <text:p text:style-name="P5">Now applying the same AI-native approach to humanoid robotics </text:p>
        </text:list-item>
        <text:list-item>
          <text:p text:style-name="P5">Filed provisional patent for RoboChef (robotic chef with encrypted ingredients) </text:p>
        </text:list-item>
        <text:list-item>
          <text:p text:style-name="P6">Raising $8M seed to build prototypes and deploy restaurant pilots </text:p>
        </text:list-item>
      </text:list>
      <text:p text:style-name="P2"><text:span text:style-name="Strong_20_Emphasis">Why [VC Firm]:</text:span> [Choose one based on the VC:]</text:p>
      <text:list text:style-name="L2">
        <text:list-item>
          <text:p text:style-name="P7">They invested in [similar company] and understand the robotics space </text:p>
        </text:list-item>
        <text:list-item>
          <text:p text:style-name="P7">Their thesis on platform plays aligns perfectly with our HOS vision </text:p>
        </text:list-item>
        <text:list-item>
          <text:p text:style-name="P8">[Partner name]'s background in [relevant area] would be invaluable </text:p>
        </text:list-item>
      </text:list>
      <text:p text:style-name="P2">Would you be comfortable making an introduction? Happy to send you a one-pager to forward, or we can do a quick call first so you can ask questions.</text:p>
      <text:p text:style-name="P2">Really appreciate any help!</text:p>
      <text:p text:style-name="P2">Best,<text:line-break/>Meir</text:p>
      <text:p text:style-name="P2">P.S. - If you want to see the live trading system, the link above has real-time data from today.</text:p>
      <text:p text:style-name="P3"/>
      <text:h text:style-name="P4" text:outline-level="2">Template 2: Cold Email to Partner (Personalized)</text:h>
      <text:p text:style-name="P2"><text:span text:style-name="Strong_20_Emphasis">Subject:</text:span> Humanoid OS platform - the Android moment for robotics</text:p>
      <text:p text:style-name="P2"><text:span text:style-name="Strong_20_Emphasis">To:</text:span> [VC Partner Email]</text:p>
      <text:p text:style-name="P3"/>
      <text:p text:style-name="P2">Hi [Partner Name],</text:p>
      <text:p text:style-name="P2">I'm building the Android of humanoid robotics, and I think [VC Firm] would be the perfect partner.</text:p>
      <text:p text:style-name="P2"><text:span text:style-name="Strong_20_Emphasis">Who I am:</text:span><text:line-break/>Meir Niv - 45 years in software/hardware, currently running a live trading system with 403% returns (verifiable: meirniv.pythonanywhere.com/orders). I've built this using AI-native development methods that are 10x faster than traditional approaches.</text:p>
      <text:p text:style-name="P2"><text:span text:style-name="Strong_20_Emphasis">What I'm building:</text:span><text:line-break/>RoboChef → HOS Platform. RoboChef is a humanoid chef with patent-protected encrypted ingredient authorization (recurring revenue model, like Keurig but for full meals). It's the killer app that proves HOS (Humanoid Operating System) - the platform that will run on every humanoid robot.</text:p>
      <text:p text:style-name="P2"><text:span text:style-name="Strong_20_Emphasis">The opportunity:</text:span></text:p>
      <text:list text:style-name="L3">
        <text:list-item>
          <text:p text:style-name="P9">Market: Multi-trillion dollar (military → commercial → consumer over 15 years) </text:p>
        </text:list-item>
        <text:list-item>
          <text:p text:style-name="P9">Timing: 18-24 month window before market consolidates around a standard OS </text:p>
        </text:list-item>
        <text:list-item>
          <text:p text:style-name="P9">Proof: My AIMn trading system shows I ship production code (200 trades, 99% win rate) </text:p>
        </text:list-item>
        <text:list-item>
          <text:p text:style-name="P10">Model: Platform economics (OS captures 80% of value, not hardware) </text:p>
        </text:list-item>
      </text:list>
      <text:p text:style-name="P2"><text:span text:style-name="Strong_20_Emphasis">Why [VC Firm]:</text:span> [Choose one and personalize:]</text:p>
      <text:list text:style-name="L4">
        <text:list-item>
          <text:p text:style-name="P11">I read your piece on [topic] - your insight on [specific point] resonates with our platform strategy </text:p>
        </text:list-item>
        <text:list-item>
          <text:p text:style-name="P11">Your investment in [Company X] shows you understand the OS layer value capture </text:p>
        </text:list-item>
        <text:list-item>
          <text:p text:style-name="P12">[Partner]'s background at [Company] would be invaluable for our go-to-market </text:p>
        </text:list-item>
      </text:list>
      <text:p text:style-name="P2"><text:span text:style-name="Strong_20_Emphasis">The ask:</text:span><text:line-break/>$8M seed, 18 months to $1M revenue and Series A readiness. 3.5-6.5x markup in 18 months (base case).</text:p>
      <text:p text:style-name="P2">I've attached a one-page executive summary. If this resonates, I'd love 30 minutes to show you the live AIMn system and walk through the RoboChef patent.</text:p>
      <text:p text:style-name="P2">Available next week if you'd like to chat.</text:p>
      <text:p text:style-name="P2"><text:soft-page-break/>Best,<text:line-break/>Meir Niv<text:line-break/>[Your phone]<text:line-break/>[Your email]</text:p>
      <text:p text:style-name="P2"><text:span text:style-name="Strong_20_Emphasis">Attachment:</text:span> Executive_Summary_One_Page.pdf</text:p>
      <text:p text:style-name="P3"/>
      <text:h text:style-name="P4" text:outline-level="2">Template 3: Cold Email to Partner (Data-Led Approach)</text:h>
      <text:p text:style-name="P2"><text:span text:style-name="Strong_20_Emphasis">Subject:</text:span> 403% returns in 200 trades → Now applying AI-native approach to robotics</text:p>
      <text:p text:style-name="P2"><text:span text:style-name="Strong_20_Emphasis">To:</text:span> [VC Partner Email]</text:p>
      <text:p text:style-name="P3"/>
      <text:p text:style-name="P2">Hi [Partner Name],</text:p>
      <text:p text:style-name="P2"><text:span text:style-name="Strong_20_Emphasis">Three data points that might interest you:</text:span></text:p>
      <text:list text:style-name="L5">
        <text:list-item>
          <text:p text:style-name="P13"><text:span text:style-name="Strong_20_Emphasis">Live system:</text:span> meirniv.pythonanywhere.com/orders - 200 trades, 403% cumulative P&amp;L, 99% win rate, operating right now</text:p>
        </text:list-item>
        <text:list-item>
          <text:p text:style-name="P13"><text:span text:style-name="Strong_20_Emphasis">Development speed:</text:span> Built this in months using AI-assisted development (not years like traditional approaches)</text:p>
        </text:list-item>
        <text:list-item>
          <text:p text:style-name="P13"><text:span text:style-name="Strong_20_Emphasis">Next application:</text:span> Humanoid robotics - same methodology, bigger market (trillions vs millions)</text:p>
        </text:list-item>
      </text:list>
      <text:p text:style-name="P2"><text:span text:style-name="Strong_20_Emphasis">What I'm raising:</text:span><text:line-break/>$8M seed for RoboChef (robotic chef with patent-protected recurring revenue model) → stepping stone to HOS platform (the Android of humanoids).</text:p>
      <text:p text:style-name="P2"><text:span text:style-name="Strong_20_Emphasis">Why this matters:</text:span></text:p>
      <text:list text:style-name="L6">
        <text:list-item>
          <text:p text:style-name="P14">Every VC missed the Android opportunity in 2005 ($50M → $200B+) </text:p>
        </text:list-item>
        <text:list-item>
          <text:p text:style-name="P14">Humanoid robotics is at the same inflection point NOW </text:p>
        </text:list-item>
        <text:list-item>
          <text:p text:style-name="P14">Hardware companies (Tesla, Figure, Chinese) are building bodies </text:p>
        </text:list-item>
        <text:list-item>
          <text:p text:style-name="P15"><text:span text:style-name="Strong_20_Emphasis">No one is building the OS layer yet</text:span> ← This is the opportunity </text:p>
        </text:list-item>
      </text:list>
      <text:p text:style-name="P2"><text:span text:style-name="Strong_20_Emphasis">The proof:</text:span><text:line-break/>I don't just theorize - I ship. The AIMn trading system (link above) is live, profitable, handling real money. Same approach will build RoboChef in 18 months (not 5 years like traditional robotics).</text:p>
      <text:p text:style-name="P2"><text:span text:style-name="Strong_20_Emphasis">Timing:</text:span><text:line-break/>Meeting with 5-7 firms over next 4 weeks. Would love [VC Firm] to be one of them.</text:p>
      <text:p text:style-name="P2">Can we schedule 30 minutes? I'll show you the live system and walk through the patent.</text:p>
      <text:p text:style-name="P2">Best,<text:line-break/>Meir Niv<text:line-break/>[Contact info]</text:p>
      <text:p text:style-name="P2">P.S. - If you click that link right now, you'll see trades from TODAY. This isn't a backtest - it's production.</text:p>
      <text:p text:style-name="P3"/>
      <text:h text:style-name="P4" text:outline-level="2">Template 4: Follow-Up After Initial Meeting</text:h>
      <text:p text:style-name="P2"><text:span text:style-name="Strong_20_Emphasis">Subject:</text:span> Re: RoboChef / HOS - Additional materials</text:p>
      <text:p text:style-name="P2"><text:span text:style-name="Strong_20_Emphasis">To:</text:span> [VC Partner Email]</text:p>
      <text:p text:style-name="P3"/>
      <text:p text:style-name="P2">Hi [Partner Name],</text:p>
      <text:p text:style-name="P2">Great talking with you [today/yesterday]. As promised, here are the additional materials:</text:p>
      <text:p text:style-name="P2"><text:span text:style-name="Strong_20_Emphasis">Attached:</text:span></text:p>
      <text:list text:style-name="L7">
        <text:list-item>
          <text:p text:style-name="P16"><text:span text:style-name="Strong_20_Emphasis">Full investment memo</text:span> (tailored for [Israeli VCs / Silicon Valley VCs]) </text:p>
        </text:list-item>
        <text:list-item>
          <text:p text:style-name="P16"><text:span text:style-name="Strong_20_Emphasis">18-month financial model</text:span> (detailed breakdown) </text:p>
        </text:list-item>
        <text:list-item>
          <text:p text:style-name="P16"><text:span text:style-name="Strong_20_Emphasis">RoboChef provisional patent</text:span> (45 pages - full technical details) </text:p>
        </text:list-item>
        <text:list-item>
          <text:p text:style-name="P17"><text:span text:style-name="Strong_20_Emphasis">HOS strategic vision</text:span> (45 pages - platform roadmap) </text:p>
        </text:list-item>
      </text:list>
      <text:p text:style-name="P2"><text:span text:style-name="Strong_20_Emphasis">Quick recap of our discussion:</text:span></text:p>
      <text:list text:style-name="L8">
        <text:list-item>
          <text:p text:style-name="P18">[Mention specific point they seemed interested in] </text:p>
        </text:list-item>
        <text:list-item>
          <text:p text:style-name="P18">[Address any concern they raised] </text:p>
        </text:list-item>
        <text:list-item>
          <text:p text:style-name="P19">[Reiterate key metric they responded to] </text:p>
        </text:list-item>
      </text:list>
      <text:p text:style-name="P2"><text:span text:style-name="Strong_20_Emphasis">Next steps:</text:span> Based on our conversation, you mentioned [next step they suggested]. I'm happy to:</text:p>
      <text:list text:style-name="L9">
        <text:list-item>
          <text:p text:style-name="P20">Provide technical deep dive with your team </text:p>
        </text:list-item>
        <text:list-item>
          <text:p text:style-name="P20">Connect you with [relevant reference/customer/advisor] </text:p>
        </text:list-item>
        <text:list-item>
          <text:p text:style-name="P21">Schedule follow-up with [other partners at the firm] </text:p>
        </text:list-item>
      </text:list>
      <text:p text:style-name="P2"><text:soft-page-break/><text:span text:style-name="Strong_20_Emphasis">Timeline:</text:span> We're moving quickly - meeting with other firms over the next [timeframe]. Would love to keep [VC Firm] in the loop as we progress.</text:p>
      <text:p text:style-name="P2">Let me know what would be helpful!</text:p>
      <text:p text:style-name="P2">Best,<text:line-break/>Meir</text:p>
      <text:p text:style-name="P3"/>
      <text:h text:style-name="P4" text:outline-level="2">Template 5: Follow-Up After No Response (Week 1)</text:h>
      <text:p text:style-name="P2"><text:span text:style-name="Strong_20_Emphasis">Subject:</text:span> Re: Humanoid OS platform - following up</text:p>
      <text:p text:style-name="P2"><text:span text:style-name="Strong_20_Emphasis">To:</text:span> [VC Partner Email]</text:p>
      <text:p text:style-name="P3"/>
      <text:p text:style-name="P2">Hi [Partner Name],</text:p>
      <text:p text:style-name="P2">Following up on my note from last week about RoboChef / HOS platform.</text:p>
      <text:p text:style-name="P2">I know you're swamped, so I'll keep this brief:</text:p>
      <text:p text:style-name="P2"><text:span text:style-name="Strong_20_Emphasis">One new data point since I wrote:</text:span> [Add something that happened - new milestone, press mention, new pilot interest, etc.]</text:p>
      <text:p text:style-name="P2">Example:</text:p>
      <text:list text:style-name="L10">
        <text:list-item>
          <text:p text:style-name="P22">AIMn system hit 210 trades (was 200 last week) - still maintaining 99% win rate </text:p>
        </text:list-item>
        <text:list-item>
          <text:p text:style-name="P22">Had interest call from [restaurant chain / hotel group] about RoboChef pilots </text:p>
        </text:list-item>
        <text:list-item>
          <text:p text:style-name="P23">Completed [technical milestone] ahead of schedule </text:p>
        </text:list-item>
      </text:list>
      <text:p text:style-name="P2"><text:span text:style-name="Strong_20_Emphasis">Still available for a quick call if you'd like to learn more.</text:span></text:p>
      <text:p text:style-name="P2">The one-pager is attached again for easy reference.</text:p>
      <text:p text:style-name="P2">Best,<text:line-break/>Meir</text:p>
      <text:p text:style-name="P3"/>
      <text:h text:style-name="P4" text:outline-level="2">Template 6: Follow-Up After No Response (Week 2 - Final)</text:h>
      <text:p text:style-name="P2"><text:span text:style-name="Strong_20_Emphasis">Subject:</text:span> Re: Humanoid OS platform - closing our round</text:p>
      <text:p text:style-name="P2"><text:span text:style-name="Strong_20_Emphasis">To:</text:span> [VC Partner Email]</text:p>
      <text:p text:style-name="P3"/>
      <text:p text:style-name="P2">Hi [Partner Name],</text:p>
      <text:p text:style-name="P2">Quick final note - we're in final stages of our $8M seed round and wanted to give [VC Firm] a last look before we close.</text:p>
      <text:p text:style-name="P2"><text:span text:style-name="Strong_20_Emphasis">Current status:</text:span></text:p>
      <text:list text:style-name="L11">
        <text:list-item>
          <text:p text:style-name="P24">[X] firms actively in diligence </text:p>
        </text:list-item>
        <text:list-item>
          <text:p text:style-name="P24">[Y] term sheets expected next week </text:p>
        </text:list-item>
        <text:list-item>
          <text:p text:style-name="P25">Plan to close within [timeframe] </text:p>
        </text:list-item>
      </text:list>
      <text:p text:style-name="P2"><text:span text:style-name="Strong_20_Emphasis">Why I'm reaching back out:</text:span> I still think [VC Firm] would be the best partner for this (not just capital, but [specific value-add they'd bring]). Wanted to make sure you had the chance to engage before we finalize.</text:p>
      <text:p text:style-name="P2"><text:span text:style-name="Strong_20_Emphasis">If you're interested:</text:span> I can make time for a call this week. Otherwise, I completely understand - timing doesn't always align.</text:p>
      <text:p text:style-name="P2">Either way, happy to keep you posted on our progress.</text:p>
      <text:p text:style-name="P2">Best,<text:line-break/>Meir</text:p>
      <text:p text:style-name="P2">P.S. - The live trading system link is still active if you want to check current performance: meirniv.pythonanywhere.com/orders</text:p>
      <text:p text:style-name="P3"/>
      <text:h text:style-name="P4" text:outline-level="2">Template 7: Investor Update (During Fundraise)</text:h>
      <text:p text:style-name="P2"><text:span text:style-name="Strong_20_Emphasis">Subject:</text:span> RoboChef investor update - [Month] milestones</text:p>
      <text:p text:style-name="P2"><text:span text:style-name="Strong_20_Emphasis">To:</text:span> [All investors you're in conversation with]</text:p>
      <text:p text:style-name="P3"/>
      <text:p text:style-name="P2">Hi everyone,</text:p>
      <text:p text:style-name="P2"><text:soft-page-break/>Quick update on RoboChef fundraising and progress:</text:p>
      <text:p text:style-name="P2"><text:span text:style-name="Strong_20_Emphasis">Fundraising Status:</text:span></text:p>
      <text:list text:style-name="L12">
        <text:list-item>
          <text:p text:style-name="P26">Currently in conversations with [X] firms </text:p>
        </text:list-item>
        <text:list-item>
          <text:p text:style-name="P26">[Y] firms in active diligence </text:p>
        </text:list-item>
        <text:list-item>
          <text:p text:style-name="P26">Target close: [Date] </text:p>
        </text:list-item>
        <text:list-item>
          <text:p text:style-name="P27">Still room for [1-2] more investors if timing works </text:p>
        </text:list-item>
      </text:list>
      <text:p text:style-name="P2"><text:span text:style-name="Strong_20_Emphasis">Recent Milestones:</text:span></text:p>
      <text:list text:style-name="L13">
        <text:list-item>
          <text:p text:style-name="P28">✅ [Milestone 1 - e.g., "Completed initial CAD designs for prototype"] </text:p>
        </text:list-item>
        <text:list-item>
          <text:p text:style-name="P28">✅ [Milestone 2 - e.g., "First restaurant partnership LOI signed"] </text:p>
        </text:list-item>
        <text:list-item>
          <text:p text:style-name="P29">✅ [Milestone 3 - e.g., "AIMn system now at 220 trades, 407% P&amp;L"] </text:p>
        </text:list-item>
      </text:list>
      <text:p text:style-name="P2"><text:span text:style-name="Strong_20_Emphasis">Next 30 Days:</text:span></text:p>
      <text:list text:style-name="L14">
        <text:list-item>
          <text:p text:style-name="P30">[Goal 1] </text:p>
        </text:list-item>
        <text:list-item>
          <text:p text:style-name="P30">[Goal 2] </text:p>
        </text:list-item>
        <text:list-item>
          <text:p text:style-name="P31">[Goal 3] </text:p>
        </text:list-item>
      </text:list>
      <text:p text:style-name="P2"><text:span text:style-name="Strong_20_Emphasis">Press / Recognition:</text:span></text:p>
      <text:list text:style-name="L15">
        <text:list-item>
          <text:p text:style-name="P32">[Any media mentions, speaking engagements, awards, etc.] </text:p>
        </text:list-item>
      </text:list>
      <text:p text:style-name="P2"><text:span text:style-name="Strong_20_Emphasis">How You Can Help:</text:span></text:p>
      <text:list text:style-name="L16">
        <text:list-item>
          <text:p text:style-name="P33">Introductions to [type of connection needed] </text:p>
        </text:list-item>
        <text:list-item>
          <text:p text:style-name="P33">Feedback on [specific question] </text:p>
        </text:list-item>
        <text:list-item>
          <text:p text:style-name="P34">[Any other specific ask] </text:p>
        </text:list-item>
      </text:list>
      <text:p text:style-name="P2">Feel free to reach out with questions. Happy to schedule calls with anyone who wants a deeper dive.</text:p>
      <text:p text:style-name="P2">Best,<text:line-break/>Meir</text:p>
      <text:p text:style-name="P3"/>
      <text:h text:style-name="P4" text:outline-level="2">Template 8: Thank You After Term Sheet Received</text:h>
      <text:p text:style-name="P2"><text:span text:style-name="Strong_20_Emphasis">Subject:</text:span> Thank you - excited to work together</text:p>
      <text:p text:style-name="P2"><text:span text:style-name="Strong_20_Emphasis">To:</text:span> [Lead investor who gave term sheet]</text:p>
      <text:p text:style-name="P3"/>
      <text:p text:style-name="P2">Hi [Partner Name],</text:p>
      <text:p text:style-name="P2">Just wanted to say thank you for the term sheet. Really excited about the potential partnership with [VC Firm].</text:p>
      <text:p text:style-name="P2"><text:span text:style-name="Strong_20_Emphasis">Next steps on our end:</text:span></text:p>
      <text:list text:style-name="L17">
        <text:list-item>
          <text:p text:style-name="P35">Legal review (should be quick, terms look great) </text:p>
        </text:list-item>
        <text:list-item>
          <text:p text:style-name="P35">Reference calls with your portfolio companies (always good to hear firsthand) </text:p>
        </text:list-item>
        <text:list-item>
          <text:p text:style-name="P36">[Any other due diligence items they mentioned] </text:p>
        </text:list-item>
      </text:list>
      <text:p text:style-name="P2"><text:span text:style-name="Strong_20_Emphasis">Timeline:</text:span> Assuming all goes smoothly, we should be able to sign by [date] and close within [timeframe after that].</text:p>
      <text:p text:style-name="P2">Looking forward to building RoboChef together!</text:p>
      <text:p text:style-name="P2">Best,<text:line-break/>Meir</text:p>
      <text:p text:style-name="P3"/>
      <text:h text:style-name="P4" text:outline-level="2">Template 9: Rejection Response (Keep Door Open)</text:h>
      <text:p text:style-name="P2"><text:span text:style-name="Strong_20_Emphasis">Subject:</text:span> Re: RoboChef - thanks for considering</text:p>
      <text:p text:style-name="P2"><text:span text:style-name="Strong_20_Emphasis">To:</text:span> [VC who passed]</text:p>
      <text:p text:style-name="P3"/>
      <text:p text:style-name="P2">Hi [Partner Name],</text:p>
      <text:p text:style-name="P2">Thanks for taking the time to review RoboChef. I appreciate the feedback [if they gave specific feedback, reference it here].</text:p>
      <text:p text:style-name="P2">I completely understand this round isn't the right fit - [acknowledge their specific concern if they shared one, e.g., "I agree the hardware risk is non-trivial at this stage"].</text:p>
      <text:p text:style-name="P2"><text:span text:style-name="Strong_20_Emphasis">I'd love to keep you in the loop as we progress.</text:span></text:p>
      <text:p text:style-name="P2">Specifically, I think you'd be interested when we hit [specific milestone that addresses their concern]:</text:p>
      <text:list text:style-name="L18">
        <text:list-item>
          <text:p text:style-name="P37">If concerned about tech: "when we have the working prototype (Month 6)" </text:p>
        </text:list-item>
        <text:list-item>
          <text:p text:style-name="P37"><text:soft-page-break/>If concerned about market: "when we have paying customers (Month 12)" </text:p>
        </text:list-item>
        <text:list-item>
          <text:p text:style-name="P38">If timing wrong: "when we raise Series A (18 months)" </text:p>
        </text:list-item>
      </text:list>
      <text:p text:style-name="P2">Can I add you to our investor update list? I'll send quarterly updates (not spammy, just progress).</text:p>
      <text:p text:style-name="P2">And if you ever want to revisit, my door is always open.</text:p>
      <text:p text:style-name="P2">Thanks again,<text:line-break/>Meir</text:p>
      <text:p text:style-name="P3"/>
      <text:h text:style-name="P4" text:outline-level="2">Template 10: Introduction to Next VC (After Meeting)</text:h>
      <text:p text:style-name="P2"><text:span text:style-name="Strong_20_Emphasis">Subject:</text:span> Introduction: [VC Partner Name] &lt;&gt; Meir Niv / RoboChef</text:p>
      <text:p text:style-name="P2"><text:span text:style-name="Strong_20_Emphasis">To:</text:span> [New VC Partner], CC: [Previous investor who's making intro]</text:p>
      <text:p text:style-name="P3"/>
      <text:p text:style-name="P2">Hi [New VC Partner],</text:p>
      <text:p text:style-name="P2">[Connector Name] suggested we connect about RoboChef. Thanks [Connector] for the intro!</text:p>
      <text:p text:style-name="P2"><text:span text:style-name="Strong_20_Emphasis">Quick context:</text:span></text:p>
      <text:p text:style-name="P2">I'm building the Android of humanoid robotics. Started with RoboChef (robotic chef with patent-protected recurring revenue model), expanding to HOS platform (OS that runs on all humanoids).</text:p>
      <text:p text:style-name="P2"><text:span text:style-name="Strong_20_Emphasis">Why [Connector] thought we should talk:</text:span> [Reference what connector said - e.g., "You've been thinking about the robotics OS opportunity" or "Your background in food tech + AI aligns perfectly"]</text:p>
      <text:p text:style-name="P2"><text:span text:style-name="Strong_20_Emphasis">The proof I'm not just talking:</text:span></text:p>
      <text:list text:style-name="L19">
        <text:list-item>
          <text:p text:style-name="P39">Live trading system: meirniv.pythonanywhere.com/orders (200 trades, 403% P&amp;L, 99% win rate) </text:p>
        </text:list-item>
        <text:list-item>
          <text:p text:style-name="P39">Built using AI-native development (10x faster than traditional) </text:p>
        </text:list-item>
        <text:list-item>
          <text:p text:style-name="P40">Same approach building RoboChef (18 months to market vs 5 years industry standard) </text:p>
        </text:list-item>
      </text:list>
      <text:p text:style-name="P2"><text:span text:style-name="Strong_20_Emphasis">The ask:</text:span> $8M seed, targeting close in [timeframe].</text:p>
      <text:p text:style-name="P2"><text:span text:style-name="Strong_20_Emphasis">Next step:</text:span> Happy to send a one-pager, or if you prefer, we can jump on a 30-min call and I'll show you the live system + walk through the patent.</text:p>
      <text:p text:style-name="P2">What works best for you?</text:p>
      <text:p text:style-name="P2">Best,<text:line-break/>Meir Niv<text:line-break/>[Contact info]</text:p>
      <text:p text:style-name="P3"/>
      <text:h text:style-name="P4" text:outline-level="2">Template 11: Request for Referral (to non-investor)</text:h>
      <text:p text:style-name="P2"><text:span text:style-name="Strong_20_Emphasis">Subject:</text:span> Quick ask - VC introductions for robotics startup</text:p>
      <text:p text:style-name="P2"><text:span text:style-name="Strong_20_Emphasis">To:</text:span> [Friend / colleague / contact in tech]</text:p>
      <text:p text:style-name="P3"/>
      <text:p text:style-name="P2">Hi [Name],</text:p>
      <text:p text:style-name="P2">Hope you're doing well! I'm in fundraising mode for my robotics company and thought you might know some relevant VCs.</text:p>
      <text:p text:style-name="P2"><text:span text:style-name="Strong_20_Emphasis">Super quick context:</text:span></text:p>
      <text:list text:style-name="L20">
        <text:list-item>
          <text:p text:style-name="P41">Building RoboChef → HOS (humanoid operating system platform) </text:p>
        </text:list-item>
        <text:list-item>
          <text:p text:style-name="P41">Raising $8M seed </text:p>
        </text:list-item>
        <text:list-item>
          <text:p text:style-name="P41">Already have a live trading system proving my AI-native development approach (403% returns, verifiable) </text:p>
        </text:list-item>
        <text:list-item>
          <text:p text:style-name="P42">Filed patent on robotic chef with encrypted ingredients </text:p>
        </text:list-item>
      </text:list>
      <text:p text:style-name="P2"><text:span text:style-name="Strong_20_Emphasis">Who I'm looking for:</text:span> VCs who invest in:</text:p>
      <text:list text:style-name="L21">
        <text:list-item>
          <text:p text:style-name="P43">Deep tech / robotics (Series A-stage firms who do seed too) </text:p>
        </text:list-item>
        <text:list-item>
          <text:p text:style-name="P43">Platform plays (OS layer vs hardware) </text:p>
        </text:list-item>
        <text:list-item>
          <text:p text:style-name="P43">AI-native companies </text:p>
        </text:list-item>
        <text:list-item>
          <text:p text:style-name="P44">Food tech (for RoboChef angle) </text:p>
        </text:list-item>
      </text:list>
      <text:p text:style-name="P2"><text:span text:style-name="Strong_20_Emphasis">Specifically interested in:</text:span> [List 3-5 firms you want intros to]</text:p>
      <text:p text:style-name="P2"><text:span text:style-name="Strong_20_Emphasis">Do you know anyone at these firms?</text:span> Even a loose connection works - warm intro beats cold email every time.</text:p>
      <text:p text:style-name="P2">Happy to send you a one-pager to forward, or can do a quick call if you want more context before connecting me.</text:p>
      <text:p text:style-name="P2">Really appreciate any help!</text:p>
      <text:p text:style-name="P2">Best,<text:line-break/>Meir</text:p>
      <text:p text:style-name="P3"><text:soft-page-break/></text:p>
      <text:h text:style-name="P4" text:outline-level="2">Template 12: Demo Day / Event Follow-Up</text:h>
      <text:p text:style-name="P2"><text:span text:style-name="Strong_20_Emphasis">Subject:</text:span> Great meeting you at [Event] - RoboChef follow-up</text:p>
      <text:p text:style-name="P2"><text:span text:style-name="Strong_20_Emphasis">To:</text:span> [VC you met at event]</text:p>
      <text:p text:style-name="P3"/>
      <text:p text:style-name="P2">Hi [Partner Name],</text:p>
      <text:p text:style-name="P2">Great talking with you at [event name] [today/yesterday]! Really enjoyed hearing about [specific thing they mentioned].</text:p>
      <text:p text:style-name="P2"><text:span text:style-name="Strong_20_Emphasis">Following up on RoboChef / HOS:</text:span></text:p>
      <text:p text:style-name="P2">You mentioned [specific interest/question they had]. Here's more context:</text:p>
      <text:p text:style-name="P2">[Answer their question with 2-3 bullet points of specific data/info]</text:p>
      <text:p text:style-name="P2"><text:span text:style-name="Strong_20_Emphasis">The live proof:</text:span> Since you seemed interested in the AI-native development approach, check out meirniv.pythonanywhere.com/orders - that's my trading system running live right now. Same methodology building RoboChef.</text:p>
      <text:p text:style-name="P2"><text:span text:style-name="Strong_20_Emphasis">Next steps:</text:span> I'm raising $8M seed (meeting with firms over next few weeks). Would love to include [VC Firm] in the process.</text:p>
      <text:p text:style-name="P2">Can we schedule 30 minutes next week? Happy to work around your calendar.</text:p>
      <text:p text:style-name="P2">Best,<text:line-break/>Meir Niv<text:line-break/>[Contact info]</text:p>
      <text:p text:style-name="P2">P.S. - Attaching the one-pager we discussed.</text:p>
      <text:p text:style-name="P3"/>
      <text:h text:style-name="P4" text:outline-level="2">BONUS: Email Signature Block</text:h>
      <text:p text:style-name="P2">Use this signature block in all investor emails:</text:p>
      <text:p text:style-name="P3"/>
      <text:p text:style-name="P2"><text:span text:style-name="Strong_20_Emphasis">Meir Niv</text:span><text:line-break/>Founder &amp; CEO, RoboChef<text:line-break/>Building the Android of Humanoid Robotics</text:p>
      <text:p text:style-name="P2">📱 [Your Phone]<text:line-break/>✉️ [Your Email]<text:line-break/>🌐 meirniv.pythonanywhere.com/orders (Live AIMn System)<text:line-break/>📄 Executive Summary: [Link if hosted online]</text:p>
      <text:p text:style-name="P2"><text:span text:style-name="Emphasis">"In 2005, Google bought Android for $50M. Today it's worth $200B+. The humanoid OS opportunity is bigger."</text:span></text:p>
      <text:p text:style-name="P3"/>
      <text:h text:style-name="P4" text:outline-level="2">Email Best Practices</text:h>
      <text:h text:style-name="P45" text:outline-level="3">DO:</text:h>
      <text:p text:style-name="P2">✅ <text:span text:style-name="Strong_20_Emphasis">Lead with data</text:span> (403% returns, 200 trades, 99% win rate)<text:line-break/>✅ <text:span text:style-name="Strong_20_Emphasis">Keep it short</text:span> (investors get 100+ emails/day)<text:line-break/>✅ <text:span text:style-name="Strong_20_Emphasis">Include live proof</text:span> (link to AIMn system)<text:line-break/>✅ <text:span text:style-name="Strong_20_Emphasis">Personalize each email</text:span> (reference their investments, writing, background)<text:line-break/>✅ <text:span text:style-name="Strong_20_Emphasis">Be specific about the ask</text:span> ($8M seed, 18-month timeline)<text:line-break/>✅ <text:span text:style-name="Strong_20_Emphasis">Follow up</text:span> (2-3 times is normal, not annoying)<text:line-break/>✅ <text:span text:style-name="Strong_20_Emphasis">Attach one-pager</text:span> (easy for them to forward internally)</text:p>
      <text:h text:style-name="P45" text:outline-level="3">DON'T:</text:h>
      <text:p text:style-name="P2">❌ Don't apologize for reaching out<text:line-break/>❌ Don't write long paragraphs (use bullets and short sentences)<text:line-break/>❌ Don't use jargon without explanation<text:line-break/>❌ Don't attach huge files (keep under 5MB total)<text:line-break/>❌ Don't be vague ("looking for investment" vs "$8M seed round")<text:line-break/>❌ Don't follow up more than 3 times if no response<text:line-break/>❌ Don't badmouth competitors</text:p>
      <text:h text:style-name="P45" text:outline-level="3">Timing:</text:h>
      <text:list text:style-name="L22">
        <text:list-item>
          <text:p text:style-name="P46"><text:span text:style-name="Strong_20_Emphasis">Best days:</text:span> Tuesday-Thursday </text:p>
        </text:list-item>
        <text:list-item>
          <text:p text:style-name="P46"><text:span text:style-name="Strong_20_Emphasis">Best times:</text:span> 6-8am or 4-6pm (before/after main work hours) </text:p>
        </text:list-item>
        <text:list-item>
          <text:p text:style-name="P46"><text:soft-page-break/><text:span text:style-name="Strong_20_Emphasis">Follow-up cadence:</text:span> Week 1, Week 2, Week 3 (then stop) </text:p>
        </text:list-item>
        <text:list-item>
          <text:p text:style-name="P47"><text:span text:style-name="Strong_20_Emphasis">Response time:</text:span> Reply within 24 hours to investor emails </text:p>
        </text:list-item>
      </text:list>
      <text:h text:style-name="P45" text:outline-level="3">Subject Lines That Work:</text:h>
      <text:list text:style-name="L23">
        <text:list-item>
          <text:p text:style-name="P48">"[Mutual Friend] suggested we connect - RoboChef seed round" </text:p>
        </text:list-item>
        <text:list-item>
          <text:p text:style-name="P48">"403% returns → now building humanoid robotics OS" </text:p>
        </text:list-item>
        <text:list-item>
          <text:p text:style-name="P48">"The Android moment for humanoid robotics" </text:p>
        </text:list-item>
        <text:list-item>
          <text:p text:style-name="P48">"Live trading system proof → RoboChef seed round" </text:p>
        </text:list-item>
        <text:list-item>
          <text:p text:style-name="P49">"$8M seed round - humanoid OS platform" </text:p>
        </text:list-item>
      </text:list>
      <text:h text:style-name="P45" text:outline-level="3">Subject Lines to Avoid:</text:h>
      <text:list text:style-name="L24">
        <text:list-item>
          <text:p text:style-name="P50">"Investment opportunity" (too generic) </text:p>
        </text:list-item>
        <text:list-item>
          <text:p text:style-name="P50">"You need to see this" (too salesy) </text:p>
        </text:list-item>
        <text:list-item>
          <text:p text:style-name="P50">"Quick question" (not clear what it's about) </text:p>
        </text:list-item>
        <text:list-item>
          <text:p text:style-name="P51">"Following up" (as first email - sounds like spam) </text:p>
        </text:list-item>
      </text:list>
      <text:p text:style-name="P3"/>
      <text:h text:style-name="P4" text:outline-level="2">Outreach Strategy</text:h>
      <text:h text:style-name="P45" text:outline-level="3">Phase 1: Warm Intros (Weeks 1-2)</text:h>
      <text:list text:style-name="L25">
        <text:list-item>
          <text:p text:style-name="P52">Make list of all mutual connections to target VCs </text:p>
        </text:list-item>
        <text:list-item>
          <text:p text:style-name="P52">Send referral request emails (Template 11) </text:p>
        </text:list-item>
        <text:list-item>
          <text:p text:style-name="P52">Get 5-10 warm intros </text:p>
        </text:list-item>
        <text:list-item>
          <text:p text:style-name="P53">Follow up quickly when intros happen </text:p>
        </text:list-item>
      </text:list>
      <text:h text:style-name="P45" text:outline-level="3">Phase 2: Cold Outreach (Weeks 2-4)</text:h>
      <text:list text:style-name="L26">
        <text:list-item>
          <text:p text:style-name="P54">Research 20-30 relevant VCs (check their portfolios, thesis, recent investments) </text:p>
        </text:list-item>
        <text:list-item>
          <text:p text:style-name="P54">Personalize email for each (Template 2 or 3) </text:p>
        </text:list-item>
        <text:list-item>
          <text:p text:style-name="P54">Send 5-10 per day (don't blast all at once) </text:p>
        </text:list-item>
        <text:list-item>
          <text:p text:style-name="P55">Track responses in spreadsheet </text:p>
        </text:list-item>
      </text:list>
      <text:h text:style-name="P45" text:outline-level="3">Phase 3: Follow-Ups (Weeks 3-6)</text:h>
      <text:list text:style-name="L27">
        <text:list-item>
          <text:p text:style-name="P56">Follow up with non-responders (Templates 5 &amp; 6) </text:p>
        </text:list-item>
        <text:list-item>
          <text:p text:style-name="P56">Send updates to those in conversation (Template 7) </text:p>
        </text:list-item>
        <text:list-item>
          <text:p text:style-name="P56">Schedule meetings with interested parties </text:p>
        </text:list-item>
        <text:list-item>
          <text:p text:style-name="P57">Run diligence process in parallel with multiple firms </text:p>
        </text:list-item>
      </text:list>
      <text:h text:style-name="P45" text:outline-level="3">Phase 4: Closing (Weeks 6-8)</text:h>
      <text:list text:style-name="L28">
        <text:list-item>
          <text:p text:style-name="P58">Get term sheets from interested investors </text:p>
        </text:list-item>
        <text:list-item>
          <text:p text:style-name="P58">Compare terms, check references </text:p>
        </text:list-item>
        <text:list-item>
          <text:p text:style-name="P58">Select lead investor (Template 8) </text:p>
        </text:list-item>
        <text:list-item>
          <text:p text:style-name="P58">Communicate decisions to all parties </text:p>
        </text:list-item>
        <text:list-item>
          <text:p text:style-name="P59">Keep doors open with "no's" (Template 9) </text:p>
        </text:list-item>
      </text:list>
      <text:p text:style-name="P3"/>
      <text:h text:style-name="P4" text:outline-level="2">Tracking Spreadsheet (Recommended)</text:h>
      <text:p text:style-name="P2"><text:span text:style-name="Strong_20_Emphasis">Create a simple spreadsheet to track outreach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Table_20_Heading">VC Firm</text:p>
            </table:table-cell>
            <table:table-cell table:style-name="Table1.A1" office:value-type="string">
              <text:p text:style-name="Table_20_Heading">Partner Name</text:p>
            </table:table-cell>
            <table:table-cell table:style-name="Table1.A1" office:value-type="string">
              <text:p text:style-name="Table_20_Heading">Email</text:p>
            </table:table-cell>
            <table:table-cell table:style-name="Table1.A1" office:value-type="string">
              <text:p text:style-name="Table_20_Heading">Connection Type</text:p>
            </table:table-cell>
            <table:table-cell table:style-name="Table1.A1" office:value-type="string">
              <text:p text:style-name="Table_20_Heading">Date Sent</text:p>
            </table:table-cell>
            <table:table-cell table:style-name="Table1.A1" office:value-type="string">
              <text:p text:style-name="Table_20_Heading">Follow-Up 1</text:p>
            </table:table-cell>
            <table:table-cell table:style-name="Table1.A1" office:value-type="string">
              <text:p text:style-name="Table_20_Heading">Follow-Up 2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Example VC</text:p>
          </table:table-cell>
          <table:table-cell table:style-name="Table1.A1" office:value-type="string">
            <text:p text:style-name="Table_20_Contents">John Smith</text:p>
          </table:table-cell>
          <table:table-cell table:style-name="Table1.A1" office:value-type="string">
            <text:p text:style-name="Table_20_Contents">john@vc.com</text:p>
          </table:table-cell>
          <table:table-cell table:style-name="Table1.A1" office:value-type="string">
            <text:p text:style-name="Table_20_Contents">Warm (via Sarah)</text:p>
          </table:table-cell>
          <table:table-cell table:style-name="Table1.A1" office:value-type="string">
            <text:p text:style-name="Table_20_Contents">Nov 20</text:p>
          </table:table-cell>
          <table:table-cell table:style-name="Table1.A1" office:value-type="string">
            <text:p text:style-name="Table_20_Contents">Nov 27</text:p>
          </table:table-cell>
          <table:table-cell table:style-name="Table1.A1" office:value-type="string">
            <text:p text:style-name="Table_20_Contents">Dec 4</text:p>
          </table:table-cell>
          <table:table-cell table:style-name="Table1.A1" office:value-type="string">
            <text:p text:style-name="Table_20_Contents">Meeting scheduled</text:p>
          </table:table-cell>
          <table:table-cell table:style-name="Table1.A1" office:value-type="string">
            <text:p text:style-name="Table_20_Contents">Interested in food tech angle</text:p>
          </table:table-cell>
        </table:table-row>
      </table:table>
      <text:p text:style-name="P2"><text:span text:style-name="Strong_20_Emphasis">Status categories:</text:span></text:p>
      <text:list text:style-name="L29">
        <text:list-item>
          <text:p text:style-name="P60">Not contacted </text:p>
        </text:list-item>
        <text:list-item>
          <text:p text:style-name="P60">Email sent (awaiting response) </text:p>
        </text:list-item>
        <text:list-item>
          <text:p text:style-name="P60">Meeting scheduled </text:p>
        </text:list-item>
        <text:list-item>
          <text:p text:style-name="P60">In diligence </text:p>
        </text:list-item>
        <text:list-item>
          <text:p text:style-name="P60">Passed (keep warm) </text:p>
        </text:list-item>
        <text:list-item>
          <text:p text:style-name="P60">Term sheet received </text:p>
        </text:list-item>
        <text:list-item>
          <text:p text:style-name="P61">Closed </text:p>
        </text:list-item>
      </text:list>
      <text:p text:style-name="P3"/>
      <text:h text:style-name="P4" text:outline-level="2"><text:soft-page-break/>Key Metrics to Mention in Emails</text:h>
      <text:p text:style-name="P2"><text:span text:style-name="Strong_20_Emphasis">Always include these where relevant:</text:span></text:p>
      <text:p text:style-name="P2"><text:span text:style-name="Strong_20_Emphasis">AIMn Trading System:</text:span></text:p>
      <text:list text:style-name="L30">
        <text:list-item>
          <text:p text:style-name="P62">200+ trades completed </text:p>
        </text:list-item>
        <text:list-item>
          <text:p text:style-name="P62">403% cumulative P&amp;L </text:p>
        </text:list-item>
        <text:list-item>
          <text:p text:style-name="P62">$4,038 profit (real money) </text:p>
        </text:list-item>
        <text:list-item>
          <text:p text:style-name="P62">99% win rate (only 2 small losses) </text:p>
        </text:list-item>
        <text:list-item>
          <text:p text:style-name="P63">Live TODAY (link: meirniv.pythonanywhere.com/orders) </text:p>
        </text:list-item>
      </text:list>
      <text:p text:style-name="P2"><text:span text:style-name="Strong_20_Emphasis">RoboChef:</text:span></text:p>
      <text:list text:style-name="L31">
        <text:list-item>
          <text:p text:style-name="P64">Patent filed (November 2025) </text:p>
        </text:list-item>
        <text:list-item>
          <text:p text:style-name="P64">$8M seed round </text:p>
        </text:list-item>
        <text:list-item>
          <text:p text:style-name="P64">18-month runway </text:p>
        </text:list-item>
        <text:list-item>
          <text:p text:style-name="P64">$1M revenue target (month 18) </text:p>
        </text:list-item>
        <text:list-item>
          <text:p text:style-name="P64">3-month hardware payback </text:p>
        </text:list-item>
        <text:list-item>
          <text:p text:style-name="P65">$1M lifetime value per restaurant </text:p>
        </text:list-item>
      </text:list>
      <text:p text:style-name="P2"><text:span text:style-name="Strong_20_Emphasis">Returns:</text:span></text:p>
      <text:list text:style-name="L32">
        <text:list-item>
          <text:p text:style-name="P66">3.5-6.5x markup in 18 months (Series A) </text:p>
        </text:list-item>
        <text:list-item>
          <text:p text:style-name="P66">13x+ in 5-7 years (conservative exit) </text:p>
        </text:list-item>
        <text:list-item>
          <text:p text:style-name="P66">87x+ in 5-7 years (base case exit) </text:p>
        </text:list-item>
        <text:list-item>
          <text:p text:style-name="P67">435x+ if HOS becomes standard </text:p>
        </text:list-item>
      </text:list>
      <text:p text:style-name="P2"><text:span text:style-name="Strong_20_Emphasis">Market:</text:span></text:p>
      <text:list text:style-name="L33">
        <text:list-item>
          <text:p text:style-name="P68">$70-240B (military/industrial, 2025-2030) </text:p>
        </text:list-item>
        <text:list-item>
          <text:p text:style-name="P68">$400-800B (commercial, 2030-2035) </text:p>
        </text:list-item>
        <text:list-item>
          <text:p text:style-name="P69">$1.5-4T (consumer, 2035-2040) </text:p>
        </text:list-item>
      </text:list>
      <text:p text:style-name="P3"/>
      <text:h text:style-name="P4" text:outline-level="2">Final Tips</text:h>
      <text:list text:style-name="L34">
        <text:list-item>
          <text:p text:style-name="P70"><text:span text:style-name="Strong_20_Emphasis">Test the AIMn link before sending</text:span> - make sure it's working </text:p>
        </text:list-item>
        <text:list-item>
          <text:p text:style-name="P70"><text:span text:style-name="Strong_20_Emphasis">Update metrics regularly</text:span> - if AIMn hits 250 trades, update your emails </text:p>
        </text:list-item>
        <text:list-item>
          <text:p text:style-name="P70"><text:span text:style-name="Strong_20_Emphasis">Customize, customize, customize</text:span> - generic emails get ignored </text:p>
        </text:list-item>
        <text:list-item>
          <text:p text:style-name="P70"><text:span text:style-name="Strong_20_Emphasis">Be confident, not desperate</text:span> - you're offering them an opportunity </text:p>
        </text:list-item>
        <text:list-item>
          <text:p text:style-name="P70"><text:span text:style-name="Strong_20_Emphasis">Follow up</text:span> - 80% of deals happen after the 3rd+ touch </text:p>
        </text:list-item>
        <text:list-item>
          <text:p text:style-name="P70"><text:span text:style-name="Strong_20_Emphasis">Track everything</text:span> - you'll forget who you talked to otherwise </text:p>
        </text:list-item>
        <text:list-item>
          <text:p text:style-name="P70"><text:span text:style-name="Strong_20_Emphasis">Be responsive</text:span> - reply to investor emails within 24 hours </text:p>
        </text:list-item>
        <text:list-item>
          <text:p text:style-name="P70"><text:span text:style-name="Strong_20_Emphasis">Attach one-pager</text:span> - makes it easy for them to forward internally </text:p>
        </text:list-item>
        <text:list-item>
          <text:p text:style-name="P70"><text:span text:style-name="Strong_20_Emphasis">Use BCC for updates</text:span> - don't expose other investors' emails </text:p>
        </text:list-item>
        <text:list-item>
          <text:p text:style-name="P71"><text:span text:style-name="Strong_20_Emphasis">Proofread everything</text:span> - typos kill credibility </text:p>
        </text:list-item>
      </text:list>
      <text:p text:style-name="P3"/>
      <text:p text:style-name="P2"><text:span text:style-name="Strong_20_Emphasis">Good luck with outreach! These templates should cover 90% of situations you'll encounter.</text:span></text:p>
      <text:p text:style-name="P2"><text:span text:style-name="Strong_20_Emphasis">Questions? Adjustments needed? Let me know!</text:span></text:p>
      <text:p text:style-name="P3"/>
      <text:p text:style-name="P2"><text:span text:style-name="Strong_20_Emphasis">Created by:</text:span> Claude (AI Assistant)<text:line-break/><text:span text:style-name="Strong_20_Emphasis">For:</text:span> Meir Niv / RoboChef Fundraising<text:line-break/><text:span text:style-name="Strong_20_Emphasis">Date:</text:span> November 18, 2025</text:p>
      <text:p text:style-name="P7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1:54:48.185611000</meta:creation-date>
    <dc:date>2025-11-18T11:56:29.295750100</dc:date>
    <meta:editing-duration>PT1M41S</meta:editing-duration>
    <meta:editing-cycles>1</meta:editing-cycles>
    <meta:document-statistic meta:table-count="1" meta:image-count="0" meta:object-count="0" meta:page-count="8" meta:paragraph-count="324" meta:word-count="2929" meta:character-count="17640" meta:non-whitespace-character-count="15038"/>
    <meta:generator>LibreOffice/25.8.2.2$Windows_X86_64 LibreOffice_project/d401f2107ccab8f924a8e2df40f573aab7605b6f</meta:generator>
  </office:meta>
</office:document-meta>
</file>